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24-01-1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23-01-0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22-01-25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20-11-23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20-01-03 0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9-01-29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8-01-02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6-12-20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5-12-15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4-12-1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4-01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2-12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1-12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0-12-1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10-01-2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9-02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8-01-2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7-01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6-01-1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5-01-2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4-02-1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3-02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2-01-15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1-01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2000-01-1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8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5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4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51095335201</text:p>
          </table:table-cell>
          <table:table-cell office:value-type="string" calcext:value-type="string">
            <text:p>194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